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9"/>
        <table:table-column table:style-name="co4" table:default-cell-style-name="ce11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12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13">
            <text:p>19-sept</text:p>
          </table:table-cell>
          <table:table-cell office:value-type="string" table:style-name="ce14">
            <text:p>Meteojob</text:p>
          </table:table-cell>
          <table:table-cell office:value-type="string" table:style-name="ce15">
            <text:p>Caveo Consulting</text:p>
          </table:table-cell>
          <table:table-cell office:value-type="string" table:style-name="ce15">
            <text:p>07 89 42 40 52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Développeur</text:p>
          </table:table-cell>
          <table:table-cell table:style-name="ce16"/>
          <table:table-cell office:value-type="string" table:style-name="ce16">
            <text:p>Poste à découvrir lundi, doit me rappeler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13">
            <text:p>21-sept</text:p>
          </table:table-cell>
          <table:table-cell office:value-type="string" table:style-name="ce14">
            <text:p>Hello Work</text:p>
          </table:table-cell>
          <table:table-cell office:value-type="string" table:style-name="ce15">
            <text:p>Fitae Consulting</text:p>
          </table:table-cell>
          <table:table-cell table:style-name="ce15"/>
          <table:table-cell office:value-type="string" table:style-name="ce16">
            <text:p>réponse annonce</text:p>
          </table:table-cell>
          <table:table-cell office:value-type="string" table:style-name="ce16">
            <text:p>Développeur Python</text:p>
          </table:table-cell>
          <table:table-cell office:value-type="string" table:style-name="ce16">
            <text:p>Eybens</text:p>
          </table:table-cell>
          <table:table-cell table:style-name="ce16"/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3T00:00:00" table:style-name="ce13">
            <text:p>03-oct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Astek / Joy ELIAS</text:p>
          </table:table-cell>
          <table:table-cell table:style-name="ce15"/>
          <table:table-cell office:value-type="string" table:style-name="ce16">
            <text:p>Astek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linkedin réponse mail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07 45 89 91 69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par téléphon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13">
            <text:p>04-oct</text:p>
          </table:table-cell>
          <table:table-cell office:value-type="string" table:style-name="ce15">
            <text:p>Hello Work</text:p>
          </table:table-cell>
          <table:table-cell office:value-type="string" table:style-name="ce15">
            <text:p>Hays : Hadrien Barbier</text:p>
          </table:table-cell>
          <table:table-cell office:value-type="string" table:style-name="ce15">
            <text:p>04 56 60 74 12</text:p>
          </table:table-cell>
          <table:table-cell office:value-type="string" table:style-name="ce15">
            <text:p>BlueOrtho</text:p>
          </table:table-cell>
          <table:table-cell office:value-type="string" table:style-name="ce16">
            <text:p>TechLead C++</text:p>
          </table:table-cell>
          <table:table-cell office:value-type="string" table:style-name="ce16">
            <text:p>Meylan</text:p>
          </table:table-cell>
          <table:table-cell office:value-type="string" table:style-name="ce16">
            <text:p>premier contact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13">
            <text:p>10-oct</text:p>
          </table:table-cell>
          <table:table-cell office:value-type="string" table:style-name="ce15">
            <text:p>Adentis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Adentis</text:p>
          </table:table-cell>
          <table:table-cell office:value-type="string" table:style-name="ce16">
            <text:p>Ingénieur Développement C/C++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5T00:00:00" table:style-name="ce13">
            <text:p>15-oct</text:p>
          </table:table-cell>
          <table:table-cell office:value-type="string" table:style-name="ce15">
            <text:p>Arturia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Arturia</text:p>
          </table:table-cell>
          <table:table-cell office:value-type="string" table:style-name="ce15">
            <text:p>Arturia</text:p>
          </table:table-cell>
          <table:table-cell office:value-type="string" table:style-name="ce16">
            <text:p>Ingénieur Développement C/C++</text:p>
          </table:table-cell>
          <table:table-cell office:value-type="string" table:style-name="ce16">
            <text:p>Montbonnot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number-rows-repeated="5" table:style-name="ro4">
          <table:table-cell table:style-name="ce18"/>
          <table:table-cell table:style-name="ce11"/>
          <table:table-cell table:style-name="ce19"/>
          <table:table-cell table:style-name="ce11"/>
          <table:table-cell table:number-columns-repeated="5" table:style-name="ce18"/>
          <table:table-cell table:number-columns-repeated="1015" table:style-name="ce11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DejaVu Sans" style:font-name-asian="DejaVu Sans" style:font-name-complex="DejaVu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10-16T08:41:17Z</dc:date>
    <meta:editing-cycles>158</meta:editing-cycles>
    <meta:editing-duration>PT65116S</meta:editing-duration>
  </office:meta>
</office:document-meta>
</file>